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xed_r_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schner</text:p>
          </table:table-cell>
          <table:table-cell office:value-type="string" calcext:value-type="string">
            <text:p>Tr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06" calcext:value-type="float">
            <text:p>2.206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99" calcext:value-type="float">
            <text:p>2.399</text:p>
          </table:table-cell>
          <table:table-cell office:value-type="float" office:value="2.519" calcext:value-type="float">
            <text:p>2.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8" calcext:value-type="float">
            <text:p>2.58</text:p>
          </table:table-cell>
          <table:table-cell office:value-type="float" office:value="2.764" calcext:value-type="float">
            <text:p>2.7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75" calcext:value-type="float">
            <text:p>2.775</text:p>
          </table:table-cell>
          <table:table-cell office:value-type="float" office:value="2.992" calcext:value-type="float">
            <text:p>2.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49" calcext:value-type="float">
            <text:p>2.949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85" calcext:value-type="float">
            <text:p>3.085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04" calcext:value-type="float">
            <text:p>3.20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5" calcext:value-type="float">
            <text:p>3.2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341" calcext:value-type="float">
            <text:p>3.341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53" calcext:value-type="float">
            <text:p>3.353</text:p>
          </table:table-cell>
          <table:table-cell office:value-type="float" office:value="3.103" calcext:value-type="float">
            <text:p>3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7:03:34.150909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3T17:04:09.520150810</dc:date>
    <meta:editing-duration>PT3M58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